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3752in"/>
    </style:style>
    <style:style style:name="co4" style:family="table-column">
      <style:table-column-properties fo:break-before="auto" style:column-width="1.0311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1.1563in"/>
    </style:style>
    <style:style style:name="co8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font-name="Liberation Sans" fo:font-size="11pt" style:font-size-asian="11pt" style:font-size-complex="11pt"/>
    </style:style>
    <style:style style:name="ce2" style:family="table-cell" style:parent-style-name="Default" style:data-style-name="N0">
      <style:table-cell-properties fo:background-color="#ccffff"/>
      <style:text-properties style:font-name="Liberation Sans"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ccffff" fo:wrap-option="wrap" style:vertical-align="automatic"/>
      <style:text-properties style:font-name="Liberation Sans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transparent"/>
      <style:text-properties style:font-name="Liberation Sans" fo:font-size="11pt" style:font-size-asian="11pt" style:font-size-complex="11pt"/>
    </style:style>
    <style:style style:name="ce5" style:family="table-cell" style:parent-style-name="Default" style:data-style-name="N0">
      <style:table-cell-properties fo:background-color="#cfe7f5"/>
      <style:text-properties style:font-name="Liberation San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default-cell-style-name="ce4"/>
        <table:table-column table:style-name="co7" table:number-columns-repeated="3" table:default-cell-style-name="ce1"/>
        <table:table-column table:style-name="co2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Emotion</text:p>
          </table:table-cell>
          <table:table-cell office:value-type="string" calcext:value-type="string">
            <text:p>big-6</text:p>
          </table:table-cell>
          <table:table-cell office:value-type="string" calcext:value-type="string">
            <text:p>everyday-categories</text:p>
          </table:table-cell>
          <table:table-cell office:value-type="string" calcext:value-type="string">
            <text:p>occ-categories</text:p>
          </table:table-cell>
          <table:table-cell office:value-type="string" calcext:value-type="string">
            <text:p>fsre-categories</text:p>
          </table:table-cell>
          <table:table-cell office:value-type="string" calcext:value-type="string">
            <text:p>frijda-categories</text:p>
          </table:table-cell>
          <table:table-cell office:value-type="string" calcext:value-type="string">
            <text:p>extra-emotions-1</text:p>
          </table:table-cell>
          <table:table-cell office:value-type="string" calcext:value-type="string">
            <text:p>extra-emotions-2</text:p>
          </table:table-cell>
          <table:table-cell office:value-type="string" calcext:value-type="string">
            <text:p>extra-emotions-3</text:p>
          </table:table-cell>
          <table:table-cell office:value-type="string" calcext:value-type="string">
            <text:p>dimension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bandon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horr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bomin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bsorp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sti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pt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mir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do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ffe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fectionat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fli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gra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gressiv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ien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of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e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maz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mbi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us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ger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g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guish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im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icipat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i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xie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ppraisal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ci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ous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roga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simi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tonish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tra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udac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ver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void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war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w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w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wkwar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sh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elief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ewilder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tt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am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lesse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ol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red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ve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igh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lm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pa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ut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ertain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st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er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ev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os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oud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erc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l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ass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mposur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romi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ul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cer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id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orm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sc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sid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son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empt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t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entme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rar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urag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urage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vet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ritica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ro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rios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ark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enc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fea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fi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ligh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ni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pres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sir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sol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spa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spica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termin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vas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vo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diffide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li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men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appointmen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belief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dai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gra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gu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illusion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lik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ma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orien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respec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sonance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t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trus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turb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omin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oub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oubt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e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ul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ag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arnes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as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stas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gine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g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l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mbarrass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m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mpt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courag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du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gag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gross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joyme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lighten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rag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thusia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vy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otici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uphor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xasp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xci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ci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haus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xploi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uber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miliar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ascin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at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atigu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estiv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la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on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olish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org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ortun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eedo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igh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is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ust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ulfill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ur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ur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lant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ay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le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loom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utt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oo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tificat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titu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rea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e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ief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il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ppin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ard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rmon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lp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si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sitanc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no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p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op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orro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ost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o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mbl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umili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mili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ur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gno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mpor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mpuls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mpuls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adequac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adequat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capa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iffere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uce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ul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atu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e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erior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lamm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uri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noc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quisi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secur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signific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pi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sul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nsit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ten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es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timac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trigu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vulnerab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rrit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o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ealous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ubil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ee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d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beral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b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fe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l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vi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oathing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onel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ous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ck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uc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nac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i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lanchol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err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iser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es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ourn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eg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ega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eglec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rv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eutra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nchal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stalg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b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ses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ffens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pe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ptimi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utrag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aralysi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as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assionat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ie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ac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ma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plex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suas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turb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ssimi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trific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lay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leasan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easu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si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tenc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we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wer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wer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eoccup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i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voc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quie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quir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assur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bell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bell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cep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cep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enforc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gre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gret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inforc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je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lax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liab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li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eluc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mor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pro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ent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serv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igna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sis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spec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st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vul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idicul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d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fe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lt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rca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isf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or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sitiv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re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er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ha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oc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hy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keptici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o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noop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brie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ou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piri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pirite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pit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olid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raigh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rength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ubborn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pid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bmis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subver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l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lk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lle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nn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r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spic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wee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ympath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ar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nac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nac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nd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ns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rri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rro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ought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rea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rill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le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raged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ump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st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certain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derstanding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eas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happ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fic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iqu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pleasan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predictabilit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se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lenc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lid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en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eng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ctimiz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go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ulnerab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arm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ar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ithdrawal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ithdraw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o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o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nde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onder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orth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ra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1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23:36:21.230684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7-25T22:23:04Z</meta:creation-date>
    <dc:date>2016-09-14T23:36:33.616046898</dc:date>
    <meta:editing-cycles>94</meta:editing-cycles>
    <meta:editing-duration>PT1H20M20S</meta:editing-duration>
    <meta:document-statistic meta:table-count="1" meta:cell-count="4030" meta:object-count="0"/>
  </office:meta>
</office:document-meta>
</file>